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1e2bd" officeooo:paragraph-rsid="0011e2bd"/>
    </style:style>
    <style:style style:name="P2" style:family="paragraph" style:parent-style-name="Heading_20_2">
      <style:text-properties officeooo:rsid="0011e2bd" officeooo:paragraph-rsid="0011e2bd"/>
    </style:style>
    <style:style style:name="P3" style:family="paragraph" style:parent-style-name="Text_20_body">
      <style:text-properties officeooo:rsid="0011e2bd" officeooo:paragraph-rsid="0011e2bd"/>
    </style:style>
    <style:style style:name="P4" style:family="paragraph" style:parent-style-name="Text_20_body">
      <style:paragraph-properties fo:break-before="page"/>
      <style:text-properties officeooo:rsid="0011e2bd" officeooo:paragraph-rsid="0011e2bd"/>
    </style:style>
    <style:style style:name="P5" style:family="paragraph" style:parent-style-name="Title">
      <style:text-properties officeooo:paragraph-rsid="0011e2bd"/>
    </style:style>
    <style:style style:name="T1" style:family="text">
      <style:text-properties officeooo:rsid="0011e2b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 1b: BL Aprendizaje de Pesos en Características </text:p>
      <text:h text:style-name="Heading_20_1" text:outline-level="1"><text:span text:style-name="T1">2022-2023 </text:span></text:h>
      <text:h text:style-name="P1" text:outline-level="1">1NN, Busqueda Local, RELIEF <text:s/></text:h>
      <text:h text:style-name="P2" text:outline-level="2">Cristina Sánchez Justicia </text:h>
      <text:p text:style-name="P3">77689772G </text:p>
      <text:p text:style-name="P3"><text:a xlink:type="simple" xlink:href="mailto:cristinasj@correo.ugr.es" text:style-name="Internet_20_link" text:visited-style-name="Visited_20_Internet_20_Link">cristinasj@correo.ugr.es</text:a></text:p>
      <text:p text:style-name="P3">Subgrupo 1: prácticas los lune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5:04:19.440000000</meta:creation-date>
    <dc:date>2023-03-21T15:09:16.793000000</dc:date>
    <meta:editing-duration>PT4M57S</meta:editing-duration>
    <meta:editing-cycles>1</meta:editing-cycles>
    <meta:document-statistic meta:table-count="0" meta:image-count="0" meta:object-count="0" meta:page-count="2" meta:paragraph-count="8" meta:word-count="23" meta:character-count="188" meta:non-whitespace-character-count="164"/>
    <meta:generator>LibreOffice/7.5.1.2$Windows_X86_64 LibreOffice_project/fcbaee479e84c6cd81291587d2ee68cba099e129</meta:generator>
  </office:meta>
</office:document-meta>
</file>